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rienda" svg:font-family="Merienda"/>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style:style style:name="T1" style:family="text">
      <style:text-properties fo:font-variant="normal" fo:text-transform="none" fo:color="#132e05" style:font-name="Merienda" fo:font-size="9.75pt" fo:letter-spacing="normal" fo:font-style="normal" fo:font-weight="normal"/>
    </style:style>
    <style:style style:name="T2" style:family="text">
      <style:text-properties fo:font-variant="normal" fo:text-transform="none" fo:color="#660000" style:font-name="Merienda" fo:font-size="9.75pt" fo:letter-spacing="normal" fo:font-style="normal" fo:font-weight="normal"/>
    </style:style>
    <style:style style:name="T3" style:family="text">
      <style:text-properties fo:font-variant="normal" fo:text-transform="none" fo:color="#bb3333" style:font-name="Merienda" fo:font-size="9.7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la ne devait pourtant pas être bien compliqué. Palema n'avait peut-être pas la taille d'une mégalopole telle que New York, mais c'était tout de même une ville aux proportions raisonnables. Alors il devait bien y exister un groupe de musique quelconque qui pourrait faire son affaire, non ? Cela faisait maintenant plusieurs semaines qu'Edward avait entamé ses recherches, et pour l'instant il n'avait absolument rien trouvé. Enfin, rien de suffisamment bon à ses yeux pour pouvoir prétendre à être produit par la Nightray Company ©. Le blondin n'avait pas la prétention de se prendre pour un expert en musique, mais à aucun moment lors de ses investigations il n'avait ressenti les frissons qui auraient pu le faire basculer, tenter le coup. Pour l'instant, Edward n'avait même pas encore sorti la carte de visite que lui avait donnée Alice, sachant pertinemment que celle-ci ne se déplacerait probablement pas pour ce genre d'amateurs.</text:p>
      <text:p text:style-name="Standard"/>
      <text:p text:style-name="Standard">A la pensée de la jeune femme, le garçon fut parcouru d'un rapide frisson. Il avait été plutôt impressionné par elle lors de leur rencontre dans les locaux de l'entreprise, son autorité naturelle ayant eu un effet certain sur lui. Elle incarnait son exact opposé ; quelqu'un à qui l'on avait donné des responsabilités très tôt, qui avait su s'imposer là où Edward était infantilisé en permanence par les gens qu'il côtoyait, à commencer par sa famille. La mission qui lui avait été donnée, à savoir trouver un remplaçant pour l'artiste que l'adolescent avait fait fuir de la Nightray Company, s'avérait être plus dure qu'il ne l'avait estimé. Depuis des semaines maintenant, il sillonnait les bars et les salles de concerts à la recherche de la prochaine perle de l'entreprise. Son inexpérience en la matière ne jouait pas en sa faveur et il avait été à plusieurs reprises à deux doigts d'abandonner. Seul son désir pathologique d'équilibre et de justice lui avait fait poursuivre sa quête, pour ne pas avoir de dette à l'égard d'Alice.</text:p>
      <text:p text:style-name="Standard"/>
      <text:p text:style-name="Standard">A la manière de tous ses derniers week-end, Edward était sorti ce samedi-là pour tenter d'accomplir sa tâche, sans grand succès jusqu'à présent. Pour tout vous dire, il en était arrivé à un point où il avait jeté son dévolu sur une boîte de nuit ce soir. Le blondin avait utilisé sa botte secrète « je travaille pour la plus grosse boîte de production de la ville » pour rentrer malgré son âge en dessous de la limite légale et avait ensuite passé la soirée assis sur une banquette à essayer de repérer un D.J qui sortirait du lot. La musique était particulièrement désagréable dans cet endroit, mais se priver de styles musicaux ne ferait que nuire aux chances de réussite de sa mission, qui étaient déjà suffisamment basses pour qu'il ne puisse se permettre ce luxe. D'autant plus que c'était un genre à la mode, ce qui pourrait jouer en sa faveur. Assis seul dans son carré, un verre à la main, Edward écoutait donc d'un air distrait et profondément ennuyé les basses qu'envoyait actuellement « D.J Lapinou ». En lâchant un profond soupir, l'adolescent à la chevelure dorée se dit que ce ne serait certainement pas le prochain disque d'or...</text:p>
      <text:p text:style-name="P1">Nul. Zéro. Nada. Rien de rien... C'était désespérant. Les morceaux se succédaient, se ressemblant horriblement tant dans leur sonorité que dans leur médiocrité. Et le mot était faible. S'il le savait déjà avant même de poser le pied dans cet établissement, Edward en était maintenant intimement convaincu : la musique de boîte c'était naze et les clubbers étaient des gens atteints de surdité, en plus d'avoir la bêtise de passer leurs samedis soirs dans ces lieux. Le garçon avait un avis assez tranché sur la question, mais il fallait l'admettre : les musiques -si l'on pouvait les appeler ainsi- qui étaient proposés au Hungry Jackal n'avaient rien d'harmonieux. C'étaient des morceaux agressifs à l'oreille, au sein desquels la quantité abusives de basses venait provoquer un déséquilibre musical qui était à deux doigts de faire faire un malaise à notre blondin.</text:p>
      <text:p text:style-name="Standard"/>
      <text:p text:style-name="Standard">Ce dernier était toujours en train de siroter son verre, tranquillement assis dans un coin de l'immense salle où se partageaient consommation allègre d'alcool et danses décomplexées -le premier donnant malheureusement bien souvent lieu au second. Le regard d'Edward semblait dirigé vers un groupe de jeunes filles en train de glousser dans un carré un peu plus loin, mais si malgré l'obscurité ambiante, que les lumières stroboscopiques n'amélioraient en rien, vous parveniez à regarder au fond de ses yeux, vous n'y verriez non pas une lueur lubrique de voyeur mais un air absent, comme éteint. En vérité Edward était occupé à essayer de trouver son prochain lieu de recherche et ne prêtait aucunement attention à ce qui l'entourait.</text:p>
      <text:p text:style-name="Standard"/>
      <text:p text:style-name="Standard">Aussi lorsqu'une autre jeune femme lui demanda de manière purement rhétorique si elle pouvait se joindre à lui, le garçon ne tourna même pas son visage dans sa direction. Il n'avait tout bonnement même pas remarqué son arrivée. Il fallut que Luna lui pose une nouvelle question -tout aussi ironique- pour qu'Edward se rende compte de sa présence. Alors qu'il portait son verre à ses lèvres, ce dernier tourna son regard azuré en direction de la Nephil, arrêtant son geste en plein vol pour planter ses yeux dans les siens. Un air d'incrédulité se lisait à présent sur son visage, en lieu et place du vide intersidéral que l'on pouvait y déceler quelques instants plus tôt. Il cligna plusieurs fois des yeux, avant de reposer son verre sur la table.</text:p>
      <text:p text:style-name="Standard"/>
      <text:p text:style-name="Standard">-Je vous demande pardon ?</text:p>
      <text:p text:style-name="Standard"/>
      <text:p text:style-name="Standard">L'air d'incompréhension qui trônait sur sa face accentuait encore un peu son air juvénile. Le garçon avait été particulièrement surpris qu'on l'accoste de la sorte et il avait été tiré de ses rêveries un peu trop abruptement. Profitant du silence qui s'était installé entre les deux jeunes gens, comme si une bulle s'était formée autour d'eux, il tenta de décrypter ce que Luna lui avait dit. Il y parvint après quelques instants de réflexion et comprenant que pour une quelconque raison celle-ci ne voyait pas d'un bon œil sa présence ici il lui lâcha son plus beau sourire sarcastique avant de plonger la main dans sa veste pour en sortir la carte de visite d'Alice.</text:p>
      <text:p text:style-name="Standard"/>
      <text:p text:style-name="Standard">-Je travaille pour la Nightray Company. Du coup ça ouvre des portes. Mais croyez-le ou non, j'aurais préféré être à Disneyland.</text:p>
      <text:p text:style-name="P1">Un mensonge. Un putain de mensonge. Ce n'était pas le genre de choses qu'Edward avait l'habitude de faire mais pour le coup, il n'allait pas se gêner. Sa soirée était déjà suffisamment pourrie pour ne pas avoir besoin qu'une pimbêche vienne le prendre de haut et lui dise de retourner dans les jupes de sa mère. Non pas que le blondin avait particulièrement envie de rester dans cet endroit miteux -bien au contraire même- mais que cela lui plaise ou non, il avait une mission à accomplir et il se serait volontiers passé des désagréments de ce genre. Alors oui, il mentait. Enfin à moitié seulement ; si le garçon n'était pas vraiment un employé de la Nightray Company, il effectuait tout de même un travail pour eux.</text:p>
      <text:p text:style-name="Standard"/>
      <text:p text:style-name="Standard">Eh puis, il fallait l'admettre, voir la tronche des videurs -ou en l'occurrence de ladite pimbêche- lorsqu'il sortait cette carte de visite à tout bout de champ avait quelque chose d'extrêmement satisfaisant. Un sentiment de puissance s'emparait d'Edward, lui qui avait toujours vécu sa petite vie insignifiante voyait l'étonnement dans leur regard. Aussi lorsque Luna le qualifia de « chasseur de tête », le garçon eut toutes les peines du monde à retenir un sourire triomphant qui l'aurait peut-être trah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rienda" svg:font-family="Merienda"/>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é </meta:initial-creator>
    <meta:creation-date>2017-04-01T22:40:04.30</meta:creation-date>
    <dc:date>2017-04-17T23:57:14.60</dc:date>
    <dc:creator>Thoé </dc:creator>
    <meta:editing-duration>PT8H25M13S</meta:editing-duration>
    <meta:editing-cycles>308</meta:editing-cycles>
    <meta:generator>OpenOffice/4.1.2$Win32 OpenOffice.org_project/412m3$Build-9782</meta:generator>
    <meta:document-statistic meta:table-count="0" meta:image-count="0" meta:object-count="0" meta:page-count="3" meta:paragraph-count="11" meta:word-count="1265" meta:character-count="7514"/>
  </office:meta>
</office:document-meta>
</file>